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style:style>
    <style:style style:name="P2" style:family="paragraph" style:parent-style-name="Standard">
      <style:paragraph-properties fo:margin-top="0in" fo:margin-bottom="0in" style:contextual-spacing="false"/>
      <style:text-properties style:font-name="Georgia"/>
    </style:style>
    <style:style style:name="P3" style:family="paragraph" style:parent-style-name="Standard">
      <style:paragraph-properties fo:margin-top="0in" fo:margin-bottom="0in" style:contextual-spacing="false">
        <style:tab-stops>
          <style:tab-stop style:position="0.5in"/>
        </style:tab-stops>
      </style:paragraph-properties>
      <style:text-properties style:font-name="Georgia"/>
    </style:style>
    <style:style style:name="P4" style:family="paragraph" style:parent-style-name="Standard">
      <style:paragraph-properties fo:margin-top="0in" fo:margin-bottom="0in" style:contextual-spacing="false">
        <style:tab-stops>
          <style:tab-stop style:position="0.5in"/>
        </style:tab-stops>
      </style:paragraph-properties>
      <style:text-properties style:font-name="Georgia" fo:font-size="9pt" officeooo:rsid="000ce75d" officeooo:paragraph-rsid="000ce75d" style:font-size-asian="9pt" style:font-size-complex="9pt"/>
    </style:style>
    <style:style style:name="P5" style:family="paragraph" style:parent-style-name="Standard">
      <style:paragraph-properties fo:margin-top="0in" fo:margin-bottom="0in" style:contextual-spacing="false">
        <style:tab-stops>
          <style:tab-stop style:position="0.5in"/>
        </style:tab-stops>
      </style:paragraph-properties>
      <style:text-properties style:font-name="Georgia" fo:font-size="11pt" officeooo:rsid="000ce75d" officeooo:paragraph-rsid="000ce75d" style:font-size-asian="9.60000038146973pt" style:font-size-complex="11pt"/>
    </style:style>
    <style:style style:name="P6" style:family="paragraph" style:parent-style-name="Standard">
      <style:paragraph-properties fo:margin-top="0in" fo:margin-bottom="0in" style:contextual-spacing="false" fo:break-before="page">
        <style:tab-stops>
          <style:tab-stop style:position="0.5in"/>
        </style:tab-stops>
      </style:paragraph-properties>
      <style:text-properties style:font-name="Georgia" fo:font-size="11pt" officeooo:rsid="000ce75d" officeooo:paragraph-rsid="000ce75d" style:font-size-asian="9.60000038146973pt" style:font-size-complex="11pt"/>
    </style:style>
    <style:style style:name="T1" style:family="text">
      <style:text-properties officeooo:rsid="0009a83d"/>
    </style:style>
    <style:style style:name="T2" style:family="text">
      <style:text-properties officeooo:rsid="000ce75d"/>
    </style:style>
    <style:style style:name="T3" style:family="text">
      <style:text-properties officeooo:rsid="000e0c7b"/>
    </style:style>
    <style:style style:name="T4" style:family="text">
      <style:text-properties officeooo:rsid="000e7e32"/>
    </style:style>
    <style:style style:name="T5" style:family="text">
      <style:text-properties officeooo:rsid="000fe8a5"/>
    </style:style>
    <style:style style:name="T6" style:family="text">
      <style:text-properties officeooo:rsid="0012bb9f"/>
    </style:style>
    <style:style style:name="T7" style:family="text">
      <style:text-properties officeooo:rsid="00138a8e"/>
    </style:style>
    <style:style style:name="T8" style:family="text">
      <style:text-properties officeooo:rsid="0013ce11"/>
    </style:style>
    <style:style style:name="T9" style:family="text">
      <style:text-properties officeooo:rsid="001437bb"/>
    </style:style>
    <style:style style:name="T10" style:family="text">
      <style:text-properties officeooo:rsid="00168328"/>
    </style:style>
    <style:style style:name="T11" style:family="text">
      <style:text-properties officeooo:rsid="001875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span text:style-name="T1">The first day I saw Amanda, I saw something special about her. It wasn't everyday you'd meet the woman of your dreams. Well I didn't think such things happened everyday, but who was I to say what would happen on a regular basis. I'm just a man who found something he loved.</text:span></text:p>
      <text:p text:style-name="P2"><text:s text:c="5"/><text:span text:style-name="T1">There were other things in life that had me by the balls at the moment. I had recently lost my job and was out looking for a new one.</text:span></text:p>
      <text:p text:style-name="P3"><text:s text:c="5"/><text:span text:style-name="T1">That's where I met Amanda actually, job hunting. She was a head hunter for a major corporation. It wasn't anything fancy to her, but I figured it was something exciting. Something to be proud of. If it was going to get me a job, hell I was pleased with it. Whatever she could do for me, I was more than happy to go along with it.</text:span></text:p>
      <text:p text:style-name="P3"><text:s text:c="5"/><text:span text:style-name="T2">We met on a Tuesday. It was the middle of spring, I think it was spring. <text:s/>[1]</text:span></text:p>
      <text:p text:style-name="P3"><text:s text:c="5"/><text:span text:style-name="T3">The sun was shining out and there was nothing that couldn't be addressed. I was happy as could be. The fact I didn't have a job didn't really worry me. I was okay with that. I knew life wouldn't always hold me down, it would let me go and I'd be off and running again.</text:span></text:p>
      <text:p text:style-name="P3"><text:s text:c="5"/><text:span text:style-name="T4">So it was good. This life.</text:span></text:p>
      <text:p text:style-name="P3"><text:s text:c="5"/><text:span text:style-name="T4">Amanda was smiling when I entered her office, she greeted me formally and I sat down. She interviewed me, asked me about my qualifications and what kind of job I desired most.</text:span></text:p>
      <text:p text:style-name="P3"/>
      <text:p text:style-name="P3">-</text:p>
      <text:p text:style-name="P4">1. Actually I don't remember when it happened. But I <text:s/>know it happened sometime during the first part of the year. It had to be in that first part somewhere.</text:p>
      <text:p text:style-name="P6"><text:s text:c="5"/><text:span text:style-name="T4">It was a typical interview process. I couldn't help but notice her eyes. They were blue. So beautiful I couldn't help but see a future with this woman. I'm not sure if she knew that though. To this day I'm not sure if she knew I was planning on making a life with her. Something told me not to even have that concern on my mind, so I didn't bother with letting her know my intentions. It wouldn't be professional in the current setting anyway.</text:span></text:p>
      <text:p text:style-name="P5"><text:s text:c="5"/><text:span text:style-name="T5">The interview process went good, well I think it went good. There was no way of telling by her smirks and shuffling of papers. Amanda did this thing where she would look at you, smirk and then drop any expression from her face. It was kind of annoying and yet piqued my interest. I didn't know if she was flirting with me, or simply trying to sort me out among the rest of her papers.</text:span></text:p>
      <text:p text:style-name="P5"><text:s text:c="5"/><text:span text:style-name="T5">The thing that struck out, aside from her blue eyes, was her hair. She had this short haircut. I couldn't tell if she was straight blond or a dirty blond. Either way it didn't matter. She was pretty. Her legs were long...not that I was staring at her legs, but well let's face it, I was staring at her legs.</text:span></text:p>
      <text:p text:style-name="P5"><text:s text:c="5"/><text:span text:style-name="T6">Something made me fall in love with her right then and there. Had I known what I was getting into, I don't think I would have been so eager to jump right into it. No, I highly doubt that would have been the case. But I was interested in getting a job, and that required working with this woman.</text:span></text:p>
      <text:p text:style-name="P5"><text:s text:c="5"/>“<text:span text:style-name="T7">Looks like every thing's in order.” Amanda said. “I'll submit your paperwork and we'll see what we can find for you.”</text:span></text:p>
      <text:p text:style-name="P5"><text:s text:c="5"/><text:span text:style-name="T7">She shook my hand. “It was good meeting you Jack.”</text:span></text:p>
      <text:p text:style-name="P5"><text:soft-page-break/><text:s text:c="5"/><text:span text:style-name="T7">I shook her hand back. Soft skin. A gentle touch. What was there not to fall in love with?</text:span></text:p>
      <text:p text:style-name="P5"><text:s text:c="5"/><text:span text:style-name="T8">Exiting the building, I walked to my car and phoned my folks the good news. I was on my way to getting financial success again. Something told me I wouldn't be looking for a job for very long.</text:span></text:p>
      <text:p text:style-name="P5"><text:s text:c="5"/><text:span text:style-name="T9">Driving home, I stopped by a local sub shop. It was my typical place to hang out when I didn't have a place to go. I knew the manager behind the counter, it worked out well for me. He'd always manage to give me a sandwich here or there. In return, I'd bring by a pack of beer. Greg loved Bud Light, so that's what I always managed to bring him.</text:span></text:p>
      <text:p text:style-name="P5"><text:s text:c="5"/><text:span text:style-name="T10">That day, Greg wasn't behind the counter. I was bummed, I won't lie. It was a bit of a shock that he wasn't working.</text:span></text:p>
      <text:p text:style-name="P5"><text:s text:c="5"/><text:span text:style-name="T10">I still chatted it up with the gal behind the counter though. Her name was Vanessa. She was working at the place waiting for school to start in the summer. It was a brainless job, she knew it and she knew it would bring in some money and maybe keep her out of trouble.</text:span></text:p>
      <text:p text:style-name="P5"><text:s text:c="5"/>“<text:span text:style-name="T11">So, where's Greg today?” I asked.</text:span></text:p>
      <text:p text:style-name="P5"><text:s text:c="5"/><text:span text:style-name="T11">Jennifer shrugged. “Don't know man, he didn't show up for work. Good thing we're not slammed.”</text:span></text:p>
      <text:p text:style-name="P5"><text:s text:c="5"/><text:span text:style-name="T11">It wouldn't have been wrong for him not to show up for work. Greg was the manager after all, he could do anything he wanted. It was just o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30T14:22:14.279666326</dc:date>
    <meta:editing-cycles>21</meta:editing-cycles>
    <meta:editing-duration>PT1H48M24S</meta:editing-duration>
    <meta:generator>LibreOffice/4.2.8.2$Linux_X86_64 LibreOffice_project/420m0$Build-2</meta:generator>
    <meta:document-statistic meta:table-count="0" meta:image-count="0" meta:object-count="0" meta:page-count="3" meta:paragraph-count="23" meta:word-count="855" meta:character-count="4419" meta:non-whitespace-character-count="3480"/>
    <meta:template xlink:type="simple" xlink:actuate="onRequest" xlink:title="Normal.dotm" xlink:href=""/>
  </office:meta>
</office:document-meta>
</file>